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47cm"/>
    </style:style>
    <style:style style:name="Tabela1.B" style:family="table-column">
      <style:table-column-properties style:column-width="1.953cm"/>
    </style:style>
    <style:style style:name="Tabela1.C" style:family="table-column">
      <style:table-column-properties style:column-width="4.33cm"/>
    </style:style>
    <style:style style:name="Tabela1.D" style:family="table-column">
      <style:table-column-properties style:column-width="3.572cm"/>
    </style:style>
    <style:style style:name="Tabela1.E" style:family="table-column">
      <style:table-column-properties style:column-width="4.89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34bf9"/>
    </style:style>
    <style:style style:name="P2" style:family="paragraph" style:parent-style-name="Heading_20_4">
      <style:text-properties officeooo:paragraph-rsid="00134bf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officeooo:paragraph-rsid="00134bf9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>
      <style:text-properties fo:font-weight="bold" officeooo:paragraph-rsid="00134bf9" style:font-weight-asian="bold" style:font-weight-complex="bold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Rasterização de Linhas - Algoritmos</text:span></text:h>
      <text:p text:style-name="Text_20_body">A rasterização de linhas é um processo fundamental em computação gráfica para desenhar segmentos de reta em uma grade de pixels. Três algoritmos clássicos são usados para isso:</text:p>
      <text:list xml:id="list1477811020" text:style-name="L1">
        <text:list-item>
          <text:p text:style-name="P4"><text:span text:style-name="Strong_20_Emphasis">Analítico</text:span> – Usa a equação da reta para calcular os pontos intermediários.</text:p>
        </text:list-item>
        <text:list-item>
          <text:p text:style-name="P4"><text:span text:style-name="Strong_20_Emphasis">DDA (Digital Differential Analyzer)</text:span> – Aproxima a reta incrementando valores ao longo de um eixo.</text:p>
        </text:list-item>
        <text:list-item>
          <text:p text:style-name="P3"><text:span text:style-name="Strong_20_Emphasis">Bresenham</text:span> – Algoritmo eficiente que evita operações de ponto flutuante e usa apenas adições e subtrações.</text:p>
        </text:list-item>
      </text:list>
      <text:p text:style-name="Text_20_body">A implementação de cada algoritmo em Python é descrita a seguir.</text:p>
      <text:p text:style-name="Horizontal_20_Line"/>
      <text:h text:style-name="Heading_20_3" text:outline-level="3"><text:span text:style-name="Strong_20_Emphasis">2. Implementação dos Algoritmos</text:span></text:h>
      <text:h text:style-name="Heading_20_4" text:outline-level="4"><text:span text:style-name="Strong_20_Emphasis">2.1 Algoritmo Analítico</text:span></text:h>
      <text:p text:style-name="Text_20_body">O método analítico utiliza a equação da reta na forma:</text:p>
      <text:p text:style-name="Text_20_body">y=mx+b</text:p>
      <text:p text:style-name="Text_20_body">Onde m (coeficiente angular) é dado por:</text:p>
      <text:p text:style-name="P5">m=x2​−x1​/y2​−y1</text:p>
      <text:p text:style-name="P5"/>
      <text:p text:style-name="P5">🔹 <text:span text:style-name="Strong_20_Emphasis">Vantagens</text:span>:</text:p>
      <text:list xml:id="list1608635552" text:style-name="L2">
        <text:list-item>
          <text:p text:style-name="P7">Simples de implementar.</text:p>
        </text:list-item>
        <text:list-item>
          <text:p text:style-name="P6">Funciona bem para retas não muito inclinadas.</text:p>
        </text:list-item>
      </text:list>
      <text:p text:style-name="Text_20_body">🔹 <text:span text:style-name="Strong_20_Emphasis">Desvantagens</text:span>:</text:p>
      <text:list xml:id="list4073792486" text:style-name="L3">
        <text:list-item>
          <text:p text:style-name="P9">Pode causar imprecisão devido ao arredondamento.</text:p>
        </text:list-item>
        <text:list-item>
          <text:p text:style-name="P8">Ineficiente devido ao uso de operações de ponto flutuante.</text:p>
        </text:list-item>
      </text:list>
      <text:p text:style-name="Horizontal_20_Line"/>
      <text:h text:style-name="P2" text:outline-level="4"><text:span text:style-name="Strong_20_Emphasis">2.2 Algoritmo DDA (Digital Differential Analyzer)</text:span></text:h>
      <text:p text:style-name="Text_20_body">O DDA é um método incremental que evita o cálculo direto da equação da reta, usando apenas adições.</text:p>
      <text:p text:style-name="P5">​​​​🔹 <text:span text:style-name="Strong_20_Emphasis">Vantagens</text:span>:</text:p>
      <text:list xml:id="list1356006693" text:style-name="L4">
        <text:list-item>
          <text:p text:style-name="P11">Evita multiplicações repetidas.</text:p>
        </text:list-item>
        <text:list-item>
          <text:p text:style-name="P10">Mais preciso do que o método analítico.</text:p>
        </text:list-item>
      </text:list>
      <text:p text:style-name="Text_20_body">🔹 <text:span text:style-name="Strong_20_Emphasis">Desvantagens</text:span>:</text:p>
      <text:list xml:id="list103277474" text:style-name="L5">
        <text:list-item>
          <text:p text:style-name="P12">Ainda usa operações de ponto flutuante, o que pode afetar a performance em hardware antigo.</text:p>
        </text:list-item>
      </text:list>
      <text:h text:style-name="P2" text:outline-level="4"><text:soft-page-break/><text:span text:style-name="Strong_20_Emphasis">2.3 Algoritmo de Bresenham</text:span></text:h>
      <text:p text:style-name="Text_20_body">O algoritmo de Bresenham é um método eficiente que utiliza apenas operações inteiras para determinar os pixels da linha.</text:p>
      <text:p text:style-name="P5">🔹 <text:span text:style-name="Strong_20_Emphasis">Vantagens</text:span>:</text:p>
      <text:list xml:id="list611818523" text:style-name="L6">
        <text:list-item>
          <text:p text:style-name="P14">Usa apenas adições e subtrações, sendo muito eficiente.</text:p>
        </text:list-item>
        <text:list-item>
          <text:p text:style-name="P13">Evita erros acumulados de ponto flutuante.</text:p>
        </text:list-item>
      </text:list>
      <text:p text:style-name="Text_20_body">🔹 <text:span text:style-name="Strong_20_Emphasis">Desvantagens</text:span>:</text:p>
      <text:list xml:id="list1972594865" text:style-name="L7">
        <text:list-item>
          <text:p text:style-name="P15">Mais complexo de entender e implementar.</text:p>
        </text:list-item>
      </text:list>
      <text:p text:style-name="P5"/>
      <text:h text:style-name="P1" text:outline-level="3"><text:span text:style-name="Strong_20_Emphasis">3. Comparação dos Algoritmo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Algoritmo</text:p>
            </table:table-cell>
            <table:table-cell table:style-name="Tabela1.A1" office:value-type="string">
              <text:p text:style-name="Table_20_Heading">Precisão</text:p>
            </table:table-cell>
            <table:table-cell table:style-name="Tabela1.A1" office:value-type="string">
              <text:p text:style-name="Table_20_Heading">Eficiência Computacional</text:p>
            </table:table-cell>
            <table:table-cell table:style-name="Tabela1.A1" office:value-type="string">
              <text:p text:style-name="Table_20_Heading">Uso de Números Reais</text:p>
            </table:table-cell>
            <table:table-cell table:style-name="Tabela1.A1" office:value-type="string">
              <text:p text:style-name="Table_20_Heading">Facilidade de Implement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Analítico</text:span>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Sim</text:p>
          </table:table-cell>
          <table:table-cell table:style-name="Tabela1.A1" office:value-type="string">
            <text:p text:style-name="Table_20_Contents">Fáci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DA</text:span>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Sim</text:p>
          </table:table-cell>
          <table:table-cell table:style-name="Tabela1.A1" office:value-type="string">
            <text:p text:style-name="Table_20_Contents">Médi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resenham</text:span></text:p>
          </table:table-cell>
          <table:table-cell table:style-name="Tabela1.A1" office:value-type="string">
            <text:p text:style-name="Table_20_Contents">Muito Alt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Não</text:p>
          </table:table-cell>
          <table:table-cell table:style-name="Tabela1.A1" office:value-type="string">
            <text:p text:style-name="Table_20_Contents">Complexa</text:p>
          </table:table-cell>
        </table:table-row>
      </table:table>
      <text:list xml:id="list3170510240" text:style-name="L8">
        <text:list-item>
          <text:p text:style-name="P17"><text:span text:style-name="Strong_20_Emphasis">Eficiência:</text:span> Bresenham é o mais eficiente porque usa apenas adições e subtrações inteiras.</text:p>
        </text:list-item>
        <text:list-item>
          <text:p text:style-name="P17"><text:span text:style-name="Strong_20_Emphasis">Precisão:</text:span> O DDA e Bresenham são mais precisos do que o método analítico.</text:p>
        </text:list-item>
        <text:list-item>
          <text:p text:style-name="P16"><text:span text:style-name="Strong_20_Emphasis">Facilidade:</text:span> O método analítico é o mais simples de implementar.</text:p>
        </text:list-item>
      </text:list>
      <text:p text:style-name="Horizontal_20_Line"/>
      <text:h text:style-name="Heading_20_3" text:outline-level="3"><text:span text:style-name="Strong_20_Emphasis">4. Conclusão</text:span></text:h>
      <text:p text:style-name="Text_20_body">O método a ser escolhido depende do contexto:</text:p>
      <text:list xml:id="list1813163936" text:style-name="L9">
        <text:list-item>
          <text:p text:style-name="P19">Para aprendizado e simplicidade, o método <text:span text:style-name="Strong_20_Emphasis">analítico</text:span> é suficiente.</text:p>
        </text:list-item>
        <text:list-item>
          <text:p text:style-name="P19">Para um equilíbrio entre precisão e facilidade, o <text:span text:style-name="Strong_20_Emphasis">DDA</text:span> é uma boa escolha.</text:p>
        </text:list-item>
        <text:list-item>
          <text:p text:style-name="P18">Para máximo desempenho e precisão, o <text:span text:style-name="Strong_20_Emphasis">Bresenham</text:span> é a melhor opção.</text:p>
        </text:list-item>
      </text:list>
      <text:p text:style-name="Text_20_body">Cada algoritmo tem suas vantagens e desvantagens, mas o algoritmo de Bresenham continua sendo amplamente utilizado em sistemas gráficos devido à sua eficiência.</text:p>
      <text:p text:style-name="P5"/>
      <text:p text:style-name="P5">4.1</text:p>
      <text:p text:style-name="P20">Comparativo</text:p>
      <text:p text:style-name="P5">O algoritmo analítico é preciso, mas pode ser menos eficiente em sistemas sem</text:p>
      <text:p text:style-name="P5">suporte a ponto flutuante. O DDA é um pouco mais eficiente, especialmente em sistemas com</text:p>
      <text:p text:style-name="P5">recursos limitados, uma vez que evita cálculos de ponto flutuante. No entanto, o algoritmo de</text:p>
      <text:p text:style-name="P5">Bresenham é altamente eficiente e mantém a precisão, tornando-se a escolha preferida em muitos</text:p>
      <text:p text:style-name="P5">casos, especialmente em sistemas embarcados ou com recursos limit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03:41.684786815</meta:creation-date>
    <dc:date>2025-02-05T18:25:03.619735983</dc:date>
    <meta:editing-duration>PT12S</meta:editing-duration>
    <meta:editing-cycles>1</meta:editing-cycles>
    <meta:document-statistic meta:table-count="1" meta:image-count="0" meta:object-count="0" meta:page-count="2" meta:paragraph-count="69" meta:word-count="460" meta:character-count="2871" meta:non-whitespace-character-count="2480"/>
    <meta:generator>LibreOffice/7.3.7.2$Linux_X86_64 LibreOffice_project/30$Build-2</meta:generator>
  </office:meta>
</office:document-meta>
</file>